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chitects Daughter" svg:font-family="'Architects Daughter'"/>
    <style:font-face style:name="Georgia" svg:font-family="Georg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Georgia" fo:font-size="10.5pt" fo:font-style="normal" style:text-underline-style="none" fo:font-weight="normal" style:text-blinking="false" fo:background-color="transparent"/>
    </style:style>
    <style:style style:name="P3" style:family="paragraph" style:parent-style-name="Heading_20_1">
      <style:text-properties fo:font-variant="normal" fo:text-transform="none" fo:color="#6aa84f" style:text-line-through-style="none" style:text-line-through-type="none" style:font-name="Architects Daughter" fo:font-size="18pt" fo:font-style="normal" style:text-underline-style="none" fo:font-weight="normal" style:text-blinking="false" fo:background-color="transparent"/>
    </style:style>
    <style:style style:name="P4" style:family="paragraph" style:parent-style-name="Heading_20_1">
      <style:paragraph-properties fo:margin-left="0in" fo:margin-right="0in" fo:margin-top="0.3335in" fo:margin-bottom="0in" loext:contextual-spacing="false" fo:line-height="138%" fo:text-indent="0in" style:auto-text-indent="false" style:writing-mode="lr-tb"/>
      <style:text-properties fo:font-variant="normal" fo:text-transform="none" fo:color="#6aa84f" style:text-line-through-style="none" style:text-line-through-type="none" style:font-name="Architects Daughter" fo:font-size="18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Georgia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Georgia" fo:font-size="10.5pt" fo:font-style="normal" style:text-underline-style="none" fo:font-weight="normal" style:text-blinking="false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style:writing-mode="lr-tb"/>
    </style:style>
    <style:style style:name="P8" style:family="paragraph" style:parent-style-name="Text_20_body" style:list-style-name="L2">
      <style:paragraph-properties fo:margin-top="0in" fo:margin-bottom="0in" loext:contextual-spacing="false" fo:line-height="138%" style:writing-mode="lr-tb"/>
    </style:style>
    <style:style style:name="P9" style:family="paragraph" style:parent-style-name="Text_20_body" style:list-style-name="L1">
      <style:paragraph-properties fo:margin-top="0in" fo:margin-bottom="0.0835in" loext:contextual-spacing="false" fo:line-height="138%" style:writing-mode="lr-tb"/>
    </style:style>
    <style:style style:name="P10" style:family="paragraph" style:parent-style-name="Text_20_body" style:list-style-name="L2">
      <style:paragraph-properties fo:margin-top="0in" fo:margin-bottom="0.0835in" loext:contextual-spacing="false" fo:line-height="138%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Georgia" fo:font-size="10.5pt" fo:font-style="normal" fo:font-weight="normal"/>
    </style:style>
    <style:style style:name="T3" style:family="text">
      <style:text-properties fo:font-variant="normal" fo:text-transform="none" fo:color="#1155cc" style:text-line-through-style="none" style:text-line-through-type="none" style:font-name="Georgia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Georgia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Georgia" fo:font-size="10.5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weight="bold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docs-internal-guid-e7b0d4d7-e600-28a4-abf6-323826069570"/>Week 2 tasks </text:h>
      <text:list xml:id="list8870853459110390908" text:style-name="L1">
        <text:list-item>
          <text:p text:style-name="P5">Create a github account and  join nearsoft github organization </text:p>
        </text:list-item>
        <text:list-item>
          <text:p text:style-name="P5">Solve this code jam problems using elixir, F#, ECMAScript 6</text:p>
          <text:list>
            <text:list-item>
              <text:p text:style-name="P7"><text:a xlink:type="simple" xlink:href="https://code.google.com/codejam/contest/90101/dashboard#s=p0" text:style-name="Internet_20_link" text:visited-style-name="Visited_20_Internet_20_Link"><text:span text:style-name="T3">Alien Language</text:span></text:a></text:p>
            </text:list-item>
            <text:list-item>
              <text:p text:style-name="P7"><text:a xlink:type="simple" xlink:href="https://code.google.com/codejam/contest/351101/dashboard#s=p1" text:style-name="Internet_20_link" text:visited-style-name="Visited_20_Internet_20_Link"><text:span text:style-name="T3">Reverse Words</text:span></text:a></text:p>
            </text:list-item>
            <text:list-item>
              <text:p text:style-name="P7"><text:a xlink:type="simple" xlink:href="https://code.google.com/codejam/contest/351101/dashboard#s=p0" text:style-name="Internet_20_link" text:visited-style-name="Visited_20_Internet_20_Link"><text:span text:style-name="T3">Store Credit</text:span></text:a></text:p>
            </text:list-item>
          </text:list>
        </text:list-item>
        <text:list-item>
          <text:p text:style-name="P7"><text:span text:style-name="T4">On </text:span><text:a xlink:type="simple" xlink:href="https://github.com/Nearsoft/google-code-jam" text:style-name="Internet_20_link" text:visited-style-name="Visited_20_Internet_20_Link"><text:span text:style-name="T3">https://github.com/Nearsoft/google-code-jam</text:span></text:a><text:span text:style-name="T4"> create a pull request for each solution  by  programming language  (9 Pull requests in total) </text:span></text:p>
        </text:list-item>
        <text:list-item>
          <text:p text:style-name="P5">Watch </text:p>
          <text:list>
            <text:list-item>
              <text:p text:style-name="P7"><text:span text:style-name="T4">Google I/O 2009 - The Myth of the Genius Programmer </text:span><text:a xlink:type="simple" xlink:href="https://www.youtube.com/watch?v=0SARbwvhupQ" text:style-name="Internet_20_link" text:visited-style-name="Visited_20_Internet_20_Link"><text:span text:style-name="T3">https://www.youtube.com/watch?v=0SARbwvhupQ</text:span></text:a></text:p>
            </text:list-item>
            <text:list-item>
              <text:p text:style-name="P7"><text:span text:style-name="T4">#perfmatters </text:span><text:a xlink:type="simple" xlink:href="https://www.youtube.com/watch?v=8MMmg3bDOjc" text:style-name="Internet_20_link" text:visited-style-name="Visited_20_Internet_20_Link"><text:span text:style-name="T3">https://www.youtube.com/watch?v=8MMmg3bDOjc</text:span></text:a></text:p>
            </text:list-item>
            <text:list-item>
              <text:p text:style-name="P5">Compressor Head </text:p>
              <text:list>
                <text:list-item>
                  <text:p text:style-name="P7"><text:a xlink:type="simple" xlink:href="https://www.youtube.com/watch?v=6rnF2Mo80x0" text:style-name="Internet_20_link" text:visited-style-name="Visited_20_Internet_20_Link"><text:span text:style-name="T3">https://www.youtube.com/watch?v=6rnF2Mo80x0</text:span></text:a></text:p>
                </text:list-item>
                <text:list-item>
                  <text:p text:style-name="P7"><text:a xlink:type="simple" xlink:href="https://www.youtube.com/watch?v=Jqc418tQDkg" text:style-name="Internet_20_link" text:visited-style-name="Visited_20_Internet_20_Link"><text:span text:style-name="T3">https://www.youtube.com/watch?v=Jqc418tQDkg</text:span></text:a></text:p>
                </text:list-item>
                <text:list-item>
                  <text:p text:style-name="P7"><text:a xlink:type="simple" xlink:href="https://www.youtube.com/watch?v=05RFEGWNxts" text:style-name="Internet_20_link" text:visited-style-name="Visited_20_Internet_20_Link"><text:span text:style-name="T3">https://www.youtube.com/watch?v=05RFEGWNxts</text:span></text:a></text:p>
                </text:list-item>
              </text:list>
            </text:list-item>
            <text:list-item>
              <text:p text:style-name="P7"><text:span text:style-name="T4">Google I/O 2012 - The Art of Organizational Manipulation </text:span><text:a xlink:type="simple" xlink:href="https://www.youtube.com/watch?v=OTCuYzAw31Y" text:style-name="Internet_20_link" text:visited-style-name="Visited_20_Internet_20_Link"><text:span text:style-name="T3">https://www.youtube.com/watch?v=OTCuYzAw31Y</text:span></text:a></text:p>
            </text:list-item>
            <text:list-item>
              <text:p text:style-name="P7"><text:span text:style-name="T4">Google I/O 2011: Programming Well with Others: Social Skills for Geeks </text:span><text:a xlink:type="simple" xlink:href="https://www.youtube.com/watch?v=q-7l8cnpI4k" text:style-name="Internet_20_link" text:visited-style-name="Visited_20_Internet_20_Link"><text:span text:style-name="T3">https://www.youtube.com/watch?v=q-7l8cnpI4k</text:span></text:a><text:span text:style-name="T4"> </text:span></text:p>
            </text:list-item>
            <text:list-item>
              <text:p text:style-name="P7"><text:a xlink:type="simple" xlink:href="http://www.infoq.com/presentations/Developing-Expertise-Dave-Thomas" text:style-name="Internet_20_link" text:visited-style-name="Visited_20_Internet_20_Link"><text:span text:style-name="T3">http://www.infoq.com/presentations/Developing-Expertise-Dave-Thomas</text:span></text:a></text:p>
            </text:list-item>
            <text:list-item>
              <text:p text:style-name="P7"><text:a xlink:type="simple" xlink:href="http://www.infoq.com/presentations/katz-couchdb-and-me" text:style-name="Internet_20_link" text:visited-style-name="Visited_20_Internet_20_Link"><text:span text:style-name="T3">http://www.infoq.com/presentations/katz-couchdb-and-me</text:span></text:a></text:p>
            </text:list-item>
            <text:list-item>
              <text:p text:style-name="P7"><text:a xlink:type="simple" xlink:href="http://www.infoq.com/presentations/Perfection-Is-Unrealistic-Linda-Rising" text:style-name="Internet_20_link" text:visited-style-name="Visited_20_Internet_20_Link"><text:span text:style-name="T3">http://www.infoq.com/presentations/Perfection-Is-Unrealistic-Linda-Rising</text:span></text:a></text:p>
            </text:list-item>
            <text:list-item>
              <text:p text:style-name="P7"><text:a xlink:type="simple" xlink:href="http://www.infoq.com/presentations/power-agile-mindset" text:style-name="Internet_20_link" text:visited-style-name="Visited_20_Internet_20_Link"><text:span text:style-name="T3">http://www.infoq.com/presentations/power-agile-mindset</text:span></text:a></text:p>
            </text:list-item>
            <text:list-item>
              <text:p text:style-name="P7"><text:a xlink:type="simple" xlink:href="http://www.infoq.com/interviews/linda-rising-agile-bonobos" text:style-name="Internet_20_link" text:visited-style-name="Visited_20_Internet_20_Link"><text:span text:style-name="T3">http://www.infoq.com/interviews/linda-rising-agile-bonobos</text:span></text:a></text:p>
            </text:list-item>
            <text:list-item>
              <text:p text:style-name="P9"><text:a xlink:type="simple" xlink:href="http://www.infoq.com/interviews/Prejudices-Linda-Rising" text:style-name="Internet_20_link" text:visited-style-name="Visited_20_Internet_20_Link"><text:span text:style-name="T3">http://www.infoq.com/interviews/Prejudices-Linda-Rising</text:span></text:a></text:p>
            </text:list-item>
          </text:list>
        </text:list-item>
      </text:list>
      <text:h text:style-name="P4" text:outline-level="1">Write </text:h>
      <text:p text:style-name="P1"><text:span text:style-name="T2">Write a review of everything you read, watched &amp; learned during the week</text:span></text:p>
      <text:h text:style-name="P4" text:outline-level="1">How to deliver the homework?</text:h>
      <text:p text:style-name="P2">Send an email with the google doc link  </text:p>
      <text:list xml:id="list3444864380479315328" text:style-name="L2">
        <text:list-item>
          <text:p text:style-name="P6"><text:span text:style-name="T6">subject:</text:span><text:span text:style-name="T1">  &lt;your nearsoft username&gt;’s  week 1 homework  </text:span></text:p>
        </text:list-item>
        <text:list-item>
          <text:p text:style-name="P8"><text:soft-page-break/><text:span text:style-name="T5">to:</text:span><text:span text:style-name="T4"> </text:span><text:a xlink:type="simple" xlink:href="mailto:academy-leadership-team@nearsoft.com" text:style-name="Internet_20_link" text:visited-style-name="Visited_20_Internet_20_Link"><text:span text:style-name="T3">academy-leadership-team@nearsoft.com</text:span></text:a><text:span text:style-name="T4">, &lt;your-mentor-email&gt;</text:span></text:p>
        </text:list-item>
        <text:list-item>
          <text:p text:style-name="P10"><text:span text:style-name="T5">cc:</text:span><text:span text:style-name="T4"> </text:span><text:a xlink:type="simple" xlink:href="mailto:alandavazo@nearsoft.com" text:style-name="Internet_20_link" text:visited-style-name="Visited_20_Internet_20_Link"><text:span text:style-name="T3">alandavazo@nearsoft.com</text:span></text:a><text:span text:style-name="T4">, </text:span><text:a xlink:type="simple" xlink:href="mailto:cbojorquez@nearsoft.com" text:style-name="Internet_20_link" text:visited-style-name="Visited_20_Internet_20_Link"><text:span text:style-name="T3">cbojorquez@nearsoft.com</text:span></text:a><text:span text:style-name="T4">  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chitects Daughter" svg:font-family="'Architects Daughter'"/>
    <style:font-face style:name="Georgia" svg:font-family="Georg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5:20.053067043</meta:creation-date>
    <dc:date>2016-04-08T00:35:18.836037719</dc:date>
    <meta:editing-duration>PT6S</meta:editing-duration>
    <meta:editing-cycles>2</meta:editing-cycles>
    <meta:generator>LibreOffice/5.0.5.2$Linux_X86_64 LibreOffice_project/00m0$Build-2</meta:generator>
    <dc:creator>cgarcia </dc:creator>
    <meta:document-statistic meta:table-count="0" meta:image-count="0" meta:object-count="0" meta:page-count="2" meta:paragraph-count="30" meta:word-count="156" meta:character-count="1557" meta:non-whitespace-character-count="1434"/>
  </office:meta>
</office:document-meta>
</file>